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Frutiger-LightCn" svg:font-family="Frutiger-LightCn" style:font-family-generic="swiss"/>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ouvenir-LightItalic" svg:font-family="Souvenir-LightItalic" style:font-family-generic="swiss"/>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Negrita" style:font-family-generic="roman" style:font-pitch="variable"/>
    <style:font-face style:name="Times New Roman3" svg:font-family="'Times New Roman'" style:font-adornments="Lodia" style:font-family-generic="roman" style:font-pitch="variable"/>
    <style:font-face style:name="Times New Roman4" svg:font-family="'Times New Roman', 'Times New Roman PS'" style:font-family-generic="roman"/>
    <style:font-face style:name="Times New Roman5" svg:font-family="'Times New 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 fo:font-size="12pt" fo:language="zxx" fo:country="none" fo:font-style="italic" style:font-name-asian="Andale Sans UI" style:font-size-asian="12pt" style:language-asian="zxx" style:country-asian="none" style:font-style-asian="italic" style:font-name-complex="Times New Roman" style:font-size-complex="12pt" style:language-complex="zxx" style:country-complex="none" style:font-style-complex="italic"/>
    </style:style>
    <style:style style:name="ce19" style:family="table-cell" style:parent-style-name="Default">
      <style:text-properties style:font-name="Times New Roman" fo:font-size="12pt" fo:font-style="normal" style:font-size-asian="12pt" style:font-style-asian="normal" style:font-size-complex="12pt" style:font-style-complex="normal"/>
    </style:style>
    <style:style style:name="ce21" style:family="table-cell" style:parent-style-name="Default">
      <style:text-properties style:font-name="Times New Roman"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22" style:family="table-cell" style:parent-style-name="Default">
      <style:text-properties fo:color="#000000" style:font-name="Times New Roman" fo:font-size="12pt" fo:language="zxx" fo:country="none" fo:font-style="italic" style:font-name-asian="Andale Sans UI" style:font-size-asian="12pt" style:language-asian="zxx" style:country-asian="none" style:font-style-asian="italic" style:font-name-complex="Times New Roman" style:font-size-complex="12pt" style:language-complex="zxx" style:country-complex="none" style:font-style-complex="italic"/>
    </style:style>
    <style:style style:name="ce13" style:family="table-cell" style:parent-style-name="Default">
      <style:text-properties style:font-name="Times New Roman"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4" fo:font-size="11.5pt" fo:language="none" fo:country="none" fo:font-style="italic" style:font-name-asian="Times New Roman4" style:font-size-asian="11.5pt" style:language-asian="none" style:country-asian="none" style:font-style-asian="italic" style:font-name-complex="Times New Roman4" style:font-size-complex="11.5pt" style:language-complex="none" style:country-complex="none" style:font-style-complex="italic"/>
    </style:style>
    <style:style style:name="ce25" style:family="table-cell" style:parent-style-name="Default">
      <style:text-properties style:use-window-font-color="true" style:font-name="Times New Roman"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3" style:family="table-cell" style:parent-style-name="Default">
      <style:text-properties fo:color="#000000" style:font-name="Times New Roman3"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4" style:family="table-cell" style:parent-style-name="Default">
      <style:text-properties fo:color="#000000" style:font-name="Times New Roman"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9" style:family="table-cell" style:parent-style-name="Default">
      <style:text-properties fo:color="#000000" style:font-name="Times New Roman"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53" style:family="table-cell" style:parent-style-name="Default">
      <style:text-properties style:use-window-font-color="true" style:font-name="Times New Roman"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ce68" style:family="table-cell" style:parent-style-name="Default">
      <style:text-properties style:use-window-font-color="true"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62" style:family="table-cell" style:parent-style-name="Default">
      <style:text-properties style:use-window-font-color="true" style:font-name="Times New Roman"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3"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1"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1" fo:font-size="12pt" fo:language="none" fo:country="none" fo:font-style="italic" fo:text-shadow="none" style:text-underline-style="none" style:text-underline-mode="continuous" style:text-overline-mode="continuous" style:text-line-through-mode="continuous" style:font-name-asian="Times New Roman1" style:font-size-asian="12pt" style:language-asian="none" style:country-asian="none" style:font-style-asian="italic" style:font-name-complex="Times New Roman1"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1" fo:font-size="12pt" fo:language="none" fo:country="none" fo:font-style="italic" fo:font-weight="bold" style:font-name-asian="Times New Roman1" style:font-size-asian="12pt" style:language-asian="none" style:country-asian="none" style:font-style-asian="italic" style:font-weight-asian="bold" style:font-name-complex="Times New Roman1"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 fo:font-size="12pt" fo:language="none" fo:country="none" fo:font-style="italic" fo:font-weight="bold" style:font-name-asian="Times New Roman1" style:font-size-asian="12pt" style:language-asian="none" style:country-asian="none" style:font-style-asian="italic" style:font-weight-asian="bold" style:font-name-complex="Times New Roman1"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 fo:font-size="12pt" fo:language="none" fo:country="none" fo:font-style="italic" fo:font-weight="normal"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5" fo:font-size="12pt" fo:language="none" fo:country="none" fo:font-style="italic" fo:font-weight="normal"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3" style:family="table-cell" style:parent-style-name="Default">
      <style:text-properties style:use-window-font-color="true" style:font-name="Times New Roman"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9" style:family="table-cell" style:parent-style-name="Default">
      <style:text-properties fo:color="#000000" style:font-name="Times New Roman"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110" style:family="table-cell" style:parent-style-name="Default">
      <style:text-properties style:use-window-font-color="true" style:font-name="Times New Roman" fo:font-size="12pt" fo:language="none" fo:country="none" fo:font-style="italic" style:font-name-asian="Frutiger-LightCn" style:font-size-asian="12pt" style:language-asian="none" style:country-asian="none" style:font-style-asian="italic" style:font-name-complex="Frutiger-LightCn" style:font-size-complex="12pt" style:language-complex="none" style:country-complex="none" style:font-style-complex="italic"/>
    </style:style>
    <style:style style:name="ce108" style:family="table-cell" style:parent-style-name="Default">
      <style:text-properties fo:color="#000000" style:font-name="Times New Roman"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112" style:family="table-cell" style:parent-style-name="Default">
      <style:text-properties style:use-window-font-color="true" style:font-name="Times New Roman"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name-complex="Times New Roman"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1" fo:font-size="12pt" fo:language="none" fo:country="none" style:font-name-asian="Segoe UI" style:font-size-asian="12pt" style:language-asian="none" style:country-asian="none" style:font-name-complex="Times New Roman1" style:font-size-complex="12pt" style:language-complex="none" style:country-complex="none"/>
    </style:style>
    <style:style style:name="ce11" style:family="table-cell" style:parent-style-name="Default">
      <style:text-properties style:font-name="Times New Roman"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name-complex="Times New Roman1"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 fo:font-size="12pt" fo:language="es" fo:country="ES" style:font-size-asian="12pt" style:font-name-complex="Lucida Sans" style:font-size-complex="12pt"/>
    </style:style>
    <style:style style:name="ce97" style:family="table-cell" style:parent-style-name="Default">
      <style:text-properties style:font-name="Times New Roman" fo:font-size="12pt" fo:font-weight="normal" style:font-size-asian="12pt" style:font-weight-asian="normal" style:font-size-complex="12pt" style:font-weight-complex="normal"/>
    </style:style>
    <style:style style:name="ce126" style:family="table-cell" style:parent-style-name="Default">
      <style:table-cell-properties style:text-align-source="fix" style:repeat-content="false"/>
      <style:paragraph-properties fo:text-align="start" fo:margin-left="0cm"/>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 fo:font-size="12pt" style:font-name-asian="Times New Roman1" style:font-name-complex="Times New Roman1" style:font-size-asian="12pt" style:font-size-complex="12pt"/>
    </style:style>
    <style:style style:name="T8" style:family="text">
      <style:text-properties style:font-name="Times New Roman" fo:font-size="12pt" style:font-name-asian="Times New Roman1" style:font-name-complex="Times New Roman1"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fo:color="#000000" style:font-name="Times New Roman"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style:font-name="Times New Roman"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size-asian="12pt" style:font-size-complex="12pt" fo:font-weight="normal" style:font-weight-asian="normal" style:font-weight-complex="normal"/>
    </style:style>
    <style:style style:name="T16" style:family="text">
      <style:text-properties style:font-name="Times New Roman" fo:font-size="12pt" style:font-size-asian="12pt" style:font-size-complex="12pt" fo:font-weight="bold" style:font-weight-asian="bold" style:font-weight-complex="bold"/>
    </style:style>
    <style:style style:name="T17" style:family="text">
      <style:text-properties style:font-name="Times New Roman"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 fo:font-size="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0" style:family="text">
      <style:text-properties style:letter-kerning="true" style:font-name="Times New Roman" fo:font-size="12pt" fo:font-style="italic" fo:language="zxx" fo:country="none" style:language-asian="zxx" style:country-asian="none" style:language-complex="zxx" style:country-complex="none" style:font-name-complex="Times New Roman" style:font-style-asian="italic" style:font-style-complex="italic" style:use-window-font-color="true"/>
    </style:style>
    <style:style style:name="T21" style:family="text">
      <style:text-properties style:letter-kerning="true" style:font-name="Times New Roman" fo:font-size="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2" style:family="text">
      <style:text-properties style:font-name="Times New Roman" fo:font-size="12pt" fo:font-weight="bold" fo:font-style="italic" style:letter-kerning="true"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3"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 style:font-style-asian="italic" style:font-style-complex="italic"/>
    </style:style>
    <style:style style:name="T27"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style:style>
    <style:style style:name="T28"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fo:font-weight="normal" style:font-weight-asian="normal" style:font-weight-complex="normal"/>
    </style:style>
    <style:style style:name="T29"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1"/>
    </style:style>
    <style:style style:name="T31" style:family="text">
      <style:text-properties style:font-name="Times New Roman1"/>
    </style:style>
    <style:style style:name="T32" style:family="text">
      <style:text-properties style:letter-kerning="true" style:font-name="Times New Roman" fo:font-size="12pt" fo:font-style="italic" fo:language="zxx" fo:country="none" style:language-asian="zxx" style:country-asian="none" style:language-complex="zxx" style:country-complex="none" style:font-name-complex="Times New Roman"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 style:font-weight-asian="normal" style:font-weight-complex="normal" style:font-style-asian="italic" style:font-style-complex="italic"/>
    </style:style>
    <style:style style:name="T34" style:family="text">
      <style:text-properties style:font-name="Times New Roman" fo:font-size="12pt" fo:font-style="italic" style:font-size-asian="12pt" style:font-size-complex="12pt" style:font-style-asian="italic" style:font-style-complex="italic"/>
    </style:style>
    <style:style style:name="T35" style:family="text">
      <style:text-properties style:font-name="Times New Roman" fo:font-size="12pt" fo:font-style="italic" style:font-size-asian="12pt" style:font-size-complex="12pt" style:font-style-asian="italic" style:font-style-complex="italic" fo:font-weight="bold" style:font-name-asian="Times New Roman1" style:font-name-complex="Times New Roman1" style:font-weight-asian="bold" style:font-weight-complex="bold"/>
    </style:style>
    <style:style style:name="T36" style:family="text">
      <style:text-properties style:font-name="Times New Roman" fo:font-size="12pt" fo:font-style="italic" style:font-size-asian="12pt" style:font-size-complex="12pt" style:font-style-asian="italic" style:font-style-complex="italic" style:font-name-asian="Times New Roman1" style:font-name-complex="Times New Roman1"/>
    </style:style>
    <style:style style:name="T37"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 style:font-size-asian="12pt" style:font-size-complex="12pt" style:font-weight-asian="bold" style:font-weight-complex="bold" style:font-style-asian="italic" style:font-style-complex="italic"/>
    </style:style>
    <style:style style:name="T44"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1" fo:font-weight="bold" style:font-weight-asian="bold" style:font-weight-complex="bold"/>
    </style:style>
    <style:style style:name="T48"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49"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fo:color="#000000" fo:font-size="12pt" fo:font-weight="bold" style:font-weight-asian="bold" style:font-weight-complex="bold"/>
    </style:style>
    <style:style style:name="T50"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 style:font-style-asian="italic" style:font-style-complex="italic" style:use-window-font-color="true"/>
    </style:style>
    <style:style style:name="T53" style:family="text">
      <style:text-properties style:font-name-asian="Times New Roman1" style:font-name-complex="Times New Roman1"/>
    </style:style>
    <style:style style:name="T54" style:family="text">
      <style:text-properties style:font-name-asian="Times New Roman1" style:font-name-complex="Times New Roman1"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1" style:font-name-complex="Times New Roman1"/>
    </style:style>
    <style:style style:name="T58" style:family="text">
      <style:text-properties fo:font-weight="bold" style:font-name-asian="Times New Roman1" style:font-name-complex="Times New Roman1"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 fo:font-size="12pt" fo:font-style="italic" style:font-size-asian="12pt" style:font-size-complex="12pt" style:font-style-asian="italic" style:font-style-complex="italic"/>
    </style:style>
    <style:style style:name="T73" style:family="text">
      <style:text-properties fo:color="#000000" style:font-name="Times New Roman"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
    </style:style>
    <style:style style:name="T108" style:family="text">
      <style:text-properties style:font-name="Times New Roman" fo:font-weight="bold" style:font-weight-asian="bold" style:font-weight-complex="bold"/>
    </style:style>
    <style:style style:name="T109" style:family="text">
      <style:text-properties fo:color="#000000"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 fo:font-size="12pt" fo:font-style="italic" style:font-name-asian="Times New Roman1" style:font-name-complex="Times New Roman1" style:font-size-asian="12pt" style:font-size-complex="12pt" style:font-style-asian="italic" style:font-style-complex="italic"/>
    </style:style>
    <style:style style:name="T125" style:family="text">
      <style:text-properties style:font-name="Times New Roman" fo:font-size="12pt" fo:font-style="italic" style:font-name-asian="Times New Roman1" style:font-name-complex="Times New Roman1"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1" style:font-name-complex="Times New Roman1" style:font-size-asian="12pt" style:font-size-complex="12pt" style:font-style-asian="italic" style:font-style-complex="italic"/>
    </style:style>
    <style:style style:name="T129" style:family="text">
      <style:text-properties fo:font-size="12pt" fo:font-style="italic" style:font-name-asian="Times New Roman1" style:font-name-complex="Times New Roman1" style:font-size-asian="12pt" style:font-size-complex="12pt" style:font-style-asian="italic" style:font-style-complex="italic" fo:font-weight="bold" style:font-weight-asian="bold" style:font-weight-complex="bold"/>
    </style:style>
    <style:style style:name="T130" style:family="text">
      <style:text-properties style:font-name="Times New Roman" fo:font-size="12pt" style:font-name-asian="Times New Roman1" style:font-name-complex="Times New Roman1"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 fo:font-size="12pt" style:font-name-asian="Times New Roman1" style:font-name-complex="Times New Roman1"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1" style:font-name-complex="Times New Roman1"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1" style:font-name-complex="Times New Roman1" style:font-weight-asian="bold" style:font-weight-complex="bold"/>
    </style:style>
    <style:style style:name="T160" style:family="text">
      <style:text-properties style:font-name="Times New Roman1" fo:font-size="12pt" fo:font-weight="bold" fo:font-style="italic" style:font-name-asian="Times New Roman1" style:font-name-complex="Times New Roman1" style:font-size-asian="12pt" style:font-size-complex="12pt" style:font-weight-asian="bold" style:font-weight-complex="bold" style:font-style-asian="italic" style:font-style-complex="italic"/>
    </style:style>
    <style:style style:name="T161" style:family="text">
      <style:text-properties style:font-name="Times New Roman1" fo:font-size="12pt" fo:font-style="italic" style:font-name-asian="Times New Roman1" style:font-name-complex="Times New Roman1" style:font-size-asian="12pt" style:font-size-complex="12pt" style:font-style-asian="italic" style:font-style-complex="italic"/>
    </style:style>
    <style:style style:name="T162" style:family="text">
      <style:text-properties style:font-name="Times New Roman"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 New Roman1" style:font-name-complex="Times New Roman1"/>
    </style:style>
    <style:style style:name="T167" style:family="text">
      <style:text-properties style:font-name="Times New Roman" fo:font-size="12pt" fo:font-style="italic" style:font-size-asian="12pt" style:font-size-complex="12pt" style:font-style-asian="italic" style:font-style-complex="italic" style:font-name-asian="Times New Roman1" style:font-name-complex="Times New Roman1" fo:font-weight="bold" style:font-weight-asian="bold" style:font-weight-complex="bold"/>
    </style:style>
    <style:style style:name="T168" style:family="text">
      <style:text-properties style:font-name="Times New Roman" fo:font-size="12pt" fo:font-style="italic" style:font-size-asian="12pt" style:font-size-complex="12pt" style:font-style-asian="italic" style:font-style-complex="italic" fo:font-weight="normal" style:font-name-asian="Times New Roman1" style:font-name-complex="Times New Roman1"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1"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1"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1"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1"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1"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1"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1"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1" style:font-name-asian="Times New Roman1" style:font-name-complex="Times New Roman1"/>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 fo:font-style="italic" style:font-style-asian="italic" style:font-style-complex="italic"/>
    </style:style>
    <style:style style:name="T192" style:family="text">
      <style:text-properties style:font-name="Times New Roman" fo:font-style="italic" style:font-style-asian="italic" style:font-style-complex="italic" fo:font-weight="bold" style:font-weight-asian="bold" style:font-weight-complex="bold"/>
    </style:style>
    <style:style style:name="T193" style:family="text">
      <style:text-properties style:font-name="Times New Roman"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 fo:font-size="12pt" fo:font-style="italic" style:font-style-asian="italic" style:font-style-complex="italic"/>
    </style:style>
    <style:style style:name="T195" style:family="text">
      <style:text-properties style:font-name="Times New Roman" fo:font-size="12pt" fo:font-style="italic" style:font-style-asian="italic" style:font-style-complex="italic" fo:font-weight="bold" style:font-weight-asian="bold" style:font-weight-complex="bold"/>
    </style:style>
    <style:style style:name="T196" style:family="text">
      <style:text-properties style:font-name="Times New Roman"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color="#000000" style:font-name="Times New Roman" fo:font-size="12pt" style:font-size-asian="12pt" style:font-size-complex="12pt"/>
    </style:style>
    <style:style style:name="T203" style:family="text">
      <style:text-properties fo:color="#000000" style:font-name="Times New Roman" fo:font-size="12pt" style:font-size-asian="12pt" style:font-size-complex="12pt" fo:font-weight="bold" style:font-weight-asian="bold" style:font-weight-complex="bold"/>
    </style:style>
    <style:style style:name="T204" style:family="text">
      <style:text-properties fo:color="#000000" style:font-name="Times New Roman" fo:font-size="12pt" fo:font-style="italic" style:font-name-asian="Garamond-Italic" style:font-name-complex="Garamond-Italic" style:font-size-asian="12pt" style:font-size-complex="12pt" style:font-style-asian="italic" style:font-style-complex="italic"/>
    </style:style>
    <style:style style:name="T205" style:family="text">
      <style:text-properties fo:color="#000000" style:font-name="Times New Roman" fo:font-size="12pt" fo:font-style="italic" style:font-name-asian="Garamond-Italic" style:font-name-complex="Garamond-Italic" style:font-size-asian="12pt" style:font-size-complex="12pt" style:font-style-asian="italic" style:font-style-complex="italic" fo:font-weight="bold" style:font-weight-asian="bold" style:font-weight-complex="bold"/>
    </style:style>
    <style:style style:name="T206" style:family="text">
      <style:text-properties fo:color="#000000" style:font-name="Times New Roman" fo:font-size="12pt" fo:font-weight="bold" fo:font-style="italic" style:font-size-asian="12pt" style:font-size-complex="12pt" style:font-weight-asian="bold" style:font-weight-complex="bold" style:font-style-asian="italic" style:font-style-complex="italic"/>
    </style:style>
    <style:style style:name="T207" style:family="text">
      <style:text-properties fo:color="#000000" style:font-name="Times New Roman" fo:font-size="12pt" fo:font-style="italic" style:font-size-asian="12pt" style:font-size-complex="12pt" style:font-style-asian="italic" style:font-style-complex="italic" style:font-name-asian="Garamond-Italic" style:font-name-complex="Garamond-Italic"/>
    </style:style>
    <style:style style:name="T208" style:family="text">
      <style:text-properties fo:color="#000000" style:font-name="Times New Roman" fo:font-size="12pt" fo:font-style="italic" style:font-size-asian="12pt" style:font-size-complex="12pt" style:font-style-asian="italic" style:font-style-complex="italic" style:font-name-asian="Garamond-Italic" style:font-name-complex="Garamond-Italic" fo:font-weight="bold" style:font-weight-asian="bold" style:font-weight-complex="bold"/>
    </style:style>
    <style:style style:name="T209" style:family="text">
      <style:text-properties fo:color="#000000" style:font-name="Times New Roman" fo:font-size="12pt" fo:font-style="italic" style:font-size-asian="12pt" style:font-size-complex="12pt" style:font-style-asian="italic" style:font-style-complex="italic" style:font-name-asian="Garamond" style:font-name-complex="Garamond"/>
    </style:style>
    <style:style style:name="T210"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11"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12"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13"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Italic1" style:font-name-complex="Times-Italic1"/>
    </style:style>
    <style:style style:name="T214"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Roman" style:font-name-complex="Times-Roman"/>
    </style:style>
    <style:style style:name="T215" style:family="text">
      <style:text-properties style:font-name="Times New Roman" fo:font-size="12pt" fo:font-style="italic" style:font-name-asian="Times-Roman" style:font-name-complex="Times-Roman" style:font-size-asian="12pt" style:font-size-complex="12pt" style:font-style-asian="italic" style:font-style-complex="italic"/>
    </style:style>
    <style:style style:name="T216" style:family="text">
      <style:text-properties style:font-name="Times New Roman" fo:font-size="12pt" fo:font-style="italic" style:font-size-asian="12pt" style:font-size-complex="12pt" style:font-style-asian="italic" style:font-style-complex="italic" style:font-name-asian="Times-Italic1" style:font-name-complex="Times-Italic1"/>
    </style:style>
    <style:style style:name="T217" style:family="text">
      <style:text-properties style:font-name="Times New Roman" fo:font-size="12pt" fo:font-style="italic" style:font-size-asian="12pt" style:font-size-complex="12pt" style:font-style-asian="italic" style:font-style-complex="italic" fo:font-weight="bold" style:font-name-asian="Times-Roman" style:font-name-complex="Times-Roman" style:font-weight-asian="bold" style:font-weight-complex="bold"/>
    </style:style>
    <style:style style:name="T218" style:family="text">
      <style:text-properties style:font-name="Times New Roman" fo:font-size="12pt" fo:font-style="normal" style:font-name-asian="Times-Italic1" style:font-name-complex="Times-Italic1" style:font-size-asian="12pt" style:font-size-complex="12pt" style:font-style-asian="normal" style:font-style-complex="normal"/>
    </style:style>
    <style:style style:name="T219" style:family="text">
      <style:text-properties style:font-name="Times New Roman" fo:font-size="12pt" style:font-name-asian="Times-Italic1" style:font-name-complex="Times-Italic1" style:font-size-asian="12pt" style:font-size-complex="12pt" fo:font-style="italic" style:font-style-asian="italic" style:font-style-complex="italic"/>
    </style:style>
    <style:style style:name="T220" style:family="text">
      <style:text-properties style:font-name="Times New Roman" fo:font-size="12pt" style:font-size-asian="12pt" style:font-size-complex="12pt" fo:font-style="italic" style:font-style-asian="italic" style:font-style-complex="italic" fo:font-weight="bold" style:font-name-asian="Times-Roman" style:font-name-complex="Times-Roman" style:font-weight-asian="bold" style:font-weight-complex="bold"/>
    </style:style>
    <style:style style:name="T221" style:family="text">
      <style:text-properties style:font-name="Times New Roman" fo:font-size="12pt" style:font-size-asian="12pt" style:font-size-complex="12pt" fo:font-style="italic" style:font-style-asian="italic" style:font-style-complex="italic" fo:font-weight="bold" style:font-weight-asian="bold" style:font-weight-complex="bold" style:font-name-asian="Times-Italic1" style:font-name-complex="Times-Italic1"/>
    </style:style>
    <style:style style:name="T222" style:family="text">
      <style:text-properties style:font-name="Times New Roman" fo:font-size="12pt" style:font-size-asian="12pt" style:font-size-complex="12pt" fo:font-style="italic" style:font-style-asian="italic" style:font-style-complex="italic" style:font-name-asian="Times-Italic1" style:font-name-complex="Times-Italic1"/>
    </style:style>
    <style:style style:name="T223" style:family="text">
      <style:text-properties style:font-name="Times New Roman" fo:font-size="12pt" style:font-size-asian="12pt" style:font-size-complex="12pt" fo:font-style="italic" style:font-style-asian="italic" style:font-style-complex="italic" style:font-name-asian="Times-Roman" style:font-name-complex="Times-Roman"/>
    </style:style>
    <style:style style:name="T224" style:family="text">
      <style:text-properties style:font-name="Times New Roman" fo:font-size="12pt" style:font-size-asian="12pt" style:font-size-complex="12pt" fo:font-style="italic" style:font-style-asian="italic" style:font-style-complex="italic" style:font-name-asian="Times-Italic1" style:font-name-complex="Times-Italic1" fo:font-weight="bold" style:font-weight-asian="bold" style:font-weight-complex="bold"/>
    </style:style>
    <style:style style:name="T225" style:family="text">
      <style:text-properties fo:font-size="12pt" fo:font-style="italic" style:font-size-asian="12pt" style:font-size-complex="12pt" style:font-style-asian="italic" style:font-style-complex="italic" style:font-name-asian="Times-Roman" style:font-name-complex="Times-Roman"/>
    </style:style>
    <style:style style:name="T226" style:family="text">
      <style:text-properties fo:font-size="12pt" fo:font-style="italic" style:font-size-asian="12pt" style:font-size-complex="12pt" style:font-style-asian="italic" style:font-style-complex="italic" style:font-name-asian="Times-Italic1" style:font-name-complex="Times-Italic1"/>
    </style:style>
    <style:style style:name="T227" style:family="text">
      <style:text-properties style:font-name="Times New Roman" fo:font-size="12pt" fo:font-style="italic" style:font-size-asian="12pt" style:font-size-complex="12pt" style:font-style-asian="italic" style:font-style-complex="italic" style:font-name-asian="Times-Roman" style:font-name-complex="Times-Roman"/>
    </style:style>
    <style:style style:name="T228" style:family="text">
      <style:text-properties style:font-name="Times New Roman"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29" style:family="text">
      <style:text-properties fo:font-size="12pt" style:font-size-asian="12pt" style:font-size-complex="12pt" fo:font-style="normal" style:font-name-asian="Times-Italic1" style:font-name-complex="Times-Italic1" style:font-style-asian="normal" style:font-style-complex="normal"/>
    </style:style>
    <style:style style:name="T230" style:family="text">
      <style:text-properties fo:font-size="12pt" style:font-size-asian="12pt" style:font-size-complex="12pt" fo:font-style="italic" style:font-name-asian="Times-Roman" style:font-name-complex="Times-Roman" style:font-style-asian="italic" style:font-style-complex="italic"/>
    </style:style>
    <style:style style:name="T231" style:family="text">
      <style:text-properties fo:font-size="12pt" style:font-size-asian="12pt" style:font-size-complex="12pt" fo:font-style="italic" style:font-style-asian="italic" style:font-style-complex="italic"/>
    </style:style>
    <style:style style:name="T232"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33" style:family="text">
      <style:text-properties fo:font-size="12pt" style:font-size-asian="12pt" style:font-size-complex="12pt" fo:font-style="italic" style:font-style-asian="italic" style:font-style-complex="italic" fo:font-weight="bold" style:font-weight-asian="bold" style:font-weight-complex="bold"/>
    </style:style>
    <style:style style:name="T234" style:family="text">
      <style:text-properties style:font-name="Times New Roman" fo:font-size="12pt" fo:font-style="italic" style:font-name-asian="Times-Roman" style:font-name-complex="Times-Roman" style:font-size-asian="12pt" style:font-size-complex="12pt" style:font-style-asian="italic" style:font-style-complex="italic" fo:font-weight="bold" style:font-weight-asian="bold" style:font-weight-complex="bold"/>
    </style:style>
    <style:style style:name="T235" style:family="text">
      <style:text-properties style:font-name-asian="TimesNewRomanPSMT" style:font-name-complex="TimesNewRomanPSMT" style:font-name="Times New Roman" fo:font-size="12pt" style:font-size-asian="12pt" style:font-size-complex="12pt" fo:font-style="italic" style:font-style-asian="italic" style:font-style-complex="italic"/>
    </style:style>
    <style:style style:name="T236" style:family="text">
      <style:text-properties style:font-name-asian="TimesNewRomanPSMT" style:font-name-complex="TimesNewRomanPSMT" style:font-name="Times New Roman" fo:font-size="12pt" style:font-size-asian="12pt" style:font-size-complex="12pt" fo:font-style="italic" style:font-style-asian="italic" style:font-style-complex="italic" fo:font-weight="bold" style:font-weight-asian="bold" style:font-weight-complex="bold"/>
    </style:style>
    <style:style style:name="T237" style:family="text">
      <style:text-properties style:font-name="Times New Roman" fo:font-size="12pt" style:font-size-asian="12pt" style:font-size-complex="12pt" fo:font-style="italic" style:font-style-asian="italic" style:font-style-complex="italic" fo:color="#000000"/>
    </style:style>
    <style:style style:name="T238" style:family="text">
      <style:text-properties style:font-name="Times New Roman" fo:font-size="12pt" style:font-size-asian="12pt" style:font-size-complex="12pt" fo:font-style="italic" style:font-style-asian="italic" style:font-style-complex="italic" fo:color="#000000" fo:font-weight="bold" style:font-weight-asian="bold" style:font-weight-complex="bold"/>
    </style:style>
    <style:style style:name="T239" style:family="text">
      <style:text-properties style:font-name="Times New Roman" fo:font-size="12pt" style:font-size-asian="12pt" style:font-size-complex="12pt" fo:font-style="italic" style:font-style-asian="italic" style:font-style-complex="italic"/>
    </style:style>
    <style:style style:name="T240" style:family="text">
      <style:text-properties style:font-name="Times New Roman" fo:font-size="12pt" style:font-size-asian="12pt" style:font-size-complex="12pt" fo:font-style="italic" style:font-style-asian="italic" style:font-style-complex="italic" fo:font-weight="bold" style:font-weight-asian="bold" style:font-weight-complex="bold"/>
    </style:style>
    <style:style style:name="T241" style:family="text">
      <style:text-properties style:font-weight-complex="bold" style:font-weight-asian="bold" fo:font-weight="bold"/>
    </style:style>
    <style:style style:name="T242" style:family="text">
      <style:text-properties style:font-name="Times New Roman" fo:font-size="12pt" style:font-size-asian="12pt" style:font-size-complex="12pt" fo:font-style="italic" style:font-style-asian="italic" style:font-style-complex="italic" style:font-name-asian="Frutiger-LightCn" style:font-name-complex="Frutiger-LightCn"/>
    </style:style>
    <style:style style:name="T243" style:family="text">
      <style:text-properties style:font-name="Times New Roman" fo:font-size="12pt" style:font-size-asian="12pt" style:font-size-complex="12pt" fo:font-style="italic" style:font-style-asian="italic" style:font-style-complex="italic" style:font-name-asian="Frutiger-LightCn" style:font-name-complex="Frutiger-LightCn" fo:font-weight="bold" style:font-weight-asian="bold" style:font-weight-complex="bold"/>
    </style:style>
    <style:style style:name="T244"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45"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4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47" style:family="text">
      <style:text-properties fo:color="#000000" style:font-name="Times New Roman" fo:font-size="12pt" fo:font-style="italic" style:font-name-asian="Souvenir-Light" style:font-name-complex="Souvenir-Light" style:font-size-asian="12pt" style:font-size-complex="12pt" style:font-style-asian="italic" style:font-style-complex="italic"/>
    </style:style>
    <style:style style:name="T248" style:family="text">
      <style:text-properties fo:color="#000000" style:font-name="Times New Roman" fo:font-size="12pt" fo:font-style="italic" style:font-name-asian="Souvenir-Light" style:font-name-complex="Souvenir-Light" style:font-size-asian="12pt" style:font-size-complex="12pt" style:font-style-asian="italic" style:font-style-complex="italic" fo:font-weight="bold" style:font-weight-asian="bold" style:font-weight-complex="bold"/>
    </style:style>
    <style:style style:name="T249" style:family="text">
      <style:text-properties fo:font-size="12pt" style:font-size-asian="12pt" style:font-size-complex="12pt" fo:font-style="italic" style:font-style-asian="italic" style:font-style-complex="italic" fo:color="#000000"/>
    </style:style>
    <style:style style:name="T250" style:family="text">
      <style:text-properties fo:font-size="12pt" style:font-size-asian="12pt" style:font-size-complex="12pt" fo:font-style="italic" style:font-style-asian="italic" style:font-style-complex="italic" fo:color="#000000" fo:font-weight="bold" style:font-weight-asian="bold" style:font-weight-complex="bold"/>
    </style:style>
    <style:style style:name="T251" style:family="text">
      <style:text-properties style:font-name="Times New Roman" style:font-name-asian="Times New Roman" style:font-name-complex="Times New Roman"/>
    </style:style>
    <style:style style:name="T25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4"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5"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7"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8"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9"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0"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1"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2" style:family="text">
      <style:text-properties style:font-name="Times New Roman1" style:font-name-asian="Times New Roman1" style:font-name-complex="Times New Roman1"/>
    </style:style>
    <style:style style:name="T263" style:family="text">
      <style:text-properties style:font-name="Times New Roman" fo:font-size="12pt" style:font-size-asian="12pt" style:font-size-complex="12pt" style:font-name-complex="Times New Roman"/>
    </style:style>
    <style:style style:name="T264" style:family="text">
      <style:text-properties style:font-name="Times New Roman" fo:font-size="12pt" style:font-size-asian="12pt" style:font-size-complex="12pt" style:font-name-complex="Times New Roman1"/>
    </style:style>
    <style:style style:name="T265" style:family="text">
      <style:text-properties style:font-name="Times New Roman" fo:font-size="12pt" style:font-size-asian="12pt" style:font-size-complex="12pt" style:font-name-complex="Times New Roman" fo:font-style="italic" style:font-style-complex="italic"/>
    </style:style>
    <style:style style:name="T266" style:family="text">
      <style:text-properties style:font-name="Times New Roman" fo:font-size="12pt" style:font-size-asian="12pt" style:font-size-complex="12pt" style:font-name-complex="Times New Roman" fo:font-style="normal" style:font-style-complex="normal"/>
    </style:style>
    <style:style style:name="T267" style:family="text">
      <style:text-properties style:font-name="Times New Roman" fo:font-size="12pt" style:font-name-complex="Times New Roman" style:font-size-asian="12pt" style:font-size-complex="12pt"/>
    </style:style>
    <style:style style:name="T268" style:family="text">
      <style:text-properties style:font-name="Times New Roman" fo:font-style="italic" style:font-style-complex="italic"/>
    </style:style>
    <style:style style:name="T269" style:family="text">
      <style:text-properties style:font-name="Times New Roman" fo:font-size="12pt" style:font-name-complex="Times New Roman" style:font-size-asian="12pt" style:font-size-complex="12pt" fo:font-style="italic" style:font-style-complex="italic"/>
    </style:style>
    <style:style style:name="T270" style:family="text">
      <style:text-properties style:font-name="Times New Roman" fo:font-size="12pt" style:font-size-asian="12pt" style:font-size-complex="12pt" fo:font-style="normal" style:font-style-complex="normal"/>
    </style:style>
    <style:style style:name="T271" style:family="text">
      <style:text-properties style:font-name="Times New Roman" fo:font-size="12pt" style:font-size-asian="12pt" style:font-size-complex="12pt" fo:font-style="italic" style:font-style-complex="italic"/>
    </style:style>
    <style:style style:name="T272" style:family="text">
      <style:text-properties fo:font-size="12pt" style:font-size-asian="12pt" style:font-size-complex="12pt" fo:font-style="italic" style:font-style-complex="italic"/>
    </style:style>
    <style:style style:name="T27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75"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76"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77"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1" fo:language="es" fo:country="ES" style:language-asian="zh" style:country-asian="CN" style:language-complex="hi" style:country-complex="IN" style:font-name-asian="Times New Roman1" style:font-name-complex="Times New Roman1"/>
    </style:style>
    <style:style style:name="T278" style:family="text">
      <style:text-properties fo:font-size="12pt" style:font-size-asian="12pt" style:font-size-complex="12pt" fo:font-style="normal" style:font-style-complex="normal" style:font-name="Times New Roman"/>
    </style:style>
    <style:style style:name="T279" style:family="text">
      <style:text-properties style:font-name="Times New Roman" style:font-name-complex="Times New Roman"/>
    </style:style>
    <style:style style:name="T280" style:family="text">
      <style:text-properties style:font-name="Times New Roman" style:font-name-complex="Times New Roman" fo:font-style="italic" style:font-style-complex="italic"/>
    </style:style>
    <style:style style:name="T281" style:family="text">
      <style:text-properties style:font-name="Times New Roman" style:font-name-complex="Times New Roman" fo:font-weight="normal" fo:font-style="italic" fo:language="en" fo:country="US" style:font-weight-complex="normal" style:font-style-complex="italic"/>
    </style:style>
    <style:style style:name="T282" style:family="text">
      <style:text-properties style:font-name="Times New Roman" style:font-name-complex="Times New Roman" fo:font-weight="normal" fo:language="en" fo:country="US" style:font-weight-complex="normal" fo:font-style="normal" style:font-style-complex="normal"/>
    </style:style>
    <style:style style:name="T283" style:family="text">
      <style:text-properties style:font-name="Times New Roman" style:font-name-complex="Times New Roman" fo:font-weight="normal" fo:language="en" fo:country="US" style:font-weight-complex="normal" fo:font-style="italic" style:font-style-complex="italic"/>
    </style:style>
    <style:style style:name="T284" style:family="text">
      <style:text-properties style:font-name="Times New Roman" style:font-name-complex="Times New Roman" fo:font-weight="normal" fo:language="en" fo:country="US" style:font-weight-complex="normal" fo:font-style="normal" style:font-style-complex="normal" style:font-name-asian="Times New Roman1"/>
    </style:style>
    <style:style style:name="T285" style:family="text">
      <style:text-properties style:font-name="Times New Roman" fo:font-size="12pt" style:font-name-complex="Times New Roman" style:font-size-asian="12pt" style:font-size-complex="12pt" fo:font-style="normal" style:font-style-complex="normal"/>
    </style:style>
    <style:style style:name="T286" style:family="text">
      <style:text-properties style:font-name-complex="Times New Roman"/>
    </style:style>
    <style:style style:name="T287" style:family="text">
      <style:text-properties style:font-name-complex="Times New Roman1"/>
    </style:style>
    <style:style style:name="T288" style:family="text">
      <style:text-properties style:font-name-complex="Times New Roman" fo:font-style="italic" style:font-style-complex="italic"/>
    </style:style>
    <style:style style:name="T289" style:family="text">
      <style:text-properties style:font-name-complex="Times New Roman" fo:font-style="normal" style:font-style-complex="normal"/>
    </style:style>
    <style:style style:name="T290" style:family="text">
      <style:text-properties fo:font-size="12pt" style:font-name-complex="Times New Roman" style:font-size-asian="12pt" style:font-size-complex="12pt"/>
    </style:style>
    <style:style style:name="T291" style:family="text">
      <style:text-properties fo:font-size="12pt" style:font-size-asian="12pt" style:font-size-complex="12pt" style:font-name-complex="Times New Roman1"/>
    </style:style>
    <style:style style:name="T292" style:family="text">
      <style:text-properties fo:font-size="12pt" style:font-size-asian="12pt" style:font-size-complex="12pt" style:font-name-complex="Times New Roman1" fo:font-style="italic" style:font-style-complex="italic"/>
    </style:style>
    <style:style style:name="T293"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style>
    <style:style style:name="T294"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use-window-font-color="true" fo:font-style="italic" style:font-style-complex="italic"/>
    </style:style>
    <style:style style:name="T295"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use-window-font-color="true"/>
    </style:style>
    <style:style style:name="T29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7" style:family="text">
      <style:text-properties style:font-name="Times New Roman"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298" style:family="text">
      <style:text-properties style:font-name="Times New Roman"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299" style:family="text">
      <style:text-properties fo:font-style="italic" style:font-style-complex="italic"/>
    </style:style>
    <style:style style:name="T300"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 style:font-style-asian="italic" style:font-style-complex="italic"/>
    </style:style>
    <style:style style:name="T301"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 fo:font-style="normal" style:font-style-asian="normal" style:font-style-complex="normal"/>
    </style:style>
    <style:style style:name="T302"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1" style:font-name-asian="Times New Roman1" style:font-name-complex="Times New Roman1"/>
    </style:style>
    <style:style style:name="T303"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304"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305"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306" style:family="text">
      <style:text-properties style:font-name="Times New Roman1"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7"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 fo:font-style="italic" style:font-name-asian="Segoe UI" style:font-name-complex="Times New Roman" style:font-style-complex="italic"/>
    </style:style>
    <style:style style:name="T308"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 style:font-name-asian="Segoe UI" style:font-name-complex="Times New Roman" fo:font-style="normal" style:font-style-complex="normal"/>
    </style:style>
    <style:style style:name="T309"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1" style:font-name-asian="Times New Roman1" style:font-name-complex="Times New Roman1"/>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2">–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52">(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3">Bernat. 1980 </text:span><text:span text:style-name="T264">[1545]</text:span><text:span text:style-name="T263">. </text:span><text:span text:style-name="T265">Linguae vasconum primitiae</text:span><text:span text:style-name="T266">.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7">Leizarraga, Joanes. 1990 </text:span><text:span text:style-name="T264">[</text:span><text:span text:style-name="T263">1571</text:span><text:span text:style-name="T264">]</text:span><text:span text:style-name="T263">. </text:span><text:span text:style-name="T265">Iesus Christ gure iaunaren testamentu berria, Othoitza ecclesiasticoen forma,Catechismea, Kalendrera, ABC edo christinoen instructionea</text:span><text:span text:style-name="T266">.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68">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67">Urkixo, Julio. 1919. </text:span><text:span text:style-name="T269">El refranero vasco</text:span><text:span text:style-name="T267">, vol. I: </text:span><text:span text:style-name="T269">Los refranes de Garibay</text:span><text:span text:style-name="T267">.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0">Betolazaren “Doctrina christiana”. </text:span><text:span text:style-name="T271">Euskera</text:span><text:span text:style-name="T27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0">Betolazaren “Doctrina christiana”. </text:span><text:span text:style-name="T271">Euskera</text:span><text:span text:style-name="T27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0">Betolazaren “Doctrina christiana”. </text:span><text:span text:style-name="T271">Euskera</text:span><text:span text:style-name="T270">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2">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3">Floristán, José M</text:span><text:span text:style-name="T274">a</text:span><text:span text:style-name="T273">. 1993. Conflictos fronterizos, espionaje y vascuence a finales del siglo XVI: 20 documentos inéditos. </text:span><text:span text:style-name="T275">Fontes Linguae Vasconum</text:span><text:span text:style-name="T276"> 63. 177</text:span><text:span text:style-name="T277">‒</text:span><text:span text:style-name="T278">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2">‒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2">‒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2">–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51">–</text:span>1617)</text:p>
          </table:table-cell>
          <table:table-cell table:style-name="ce12" office:value-type="string" calcext:value-type="string">
            <text:p><text:span text:style-name="T14">Lakarra, Joseba A., Gidor Bilbao &amp; Céline Mounole. Forthcoming. </text:span><text:span text:style-name="T271">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51">–</text:span>1617)</text:p>
          </table:table-cell>
          <table:table-cell table:style-name="ce12" office:value-type="string" calcext:value-type="string">
            <text:p><text:span text:style-name="T14">Lakarra, Joseba A., Gidor Bilbao &amp; Céline Mounole. Forthcoming. </text:span><text:span text:style-name="T271">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7">Krajewska, Dorota, Eneko Zuloaga, Ekaitz Santazilia, Borja Ariztimuño, Oxel Uribe-Etxebarria &amp; Urtzi Reguero. 2017. </text:span><text:span text:style-name="T269">Esteve Materraren Do(c)trina Christiana (1617 &amp; 1623): Edizioa eta azterketa</text:span><text:span text:style-name="T26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7">Krajewska, Dorota, Eneko Zuloaga, Ekaitz Santazilia, Borja Ariztimuño, Oxel Uribe-Etxebarria &amp; Urtzi Reguero. 2017. </text:span><text:span text:style-name="T269">Esteve Materraren Do(c)trina Christiana (1617 &amp; 1623): Edizioa eta azterketa</text:span><text:span text:style-name="T26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7">Krajewska, Dorota, Eneko Zuloaga, Ekaitz Santazilia, Borja Ariztimuño, Oxel Uribe-Etxebarria &amp; Urtzi Reguero. 2017. </text:span><text:span text:style-name="T269">Esteve Materraren Do(c)trina Christiana (1617 &amp; 1623): Edizioa eta azterketa</text:span><text:span text:style-name="T267">.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52">Voltoire’s </text:span><text:span text:style-name="T4">L’Interprect ou traduction du françois, espagnol &amp; basque</text:span><text:span text:style-name="T3"> (1620)</text:span></text:p>
          </table:table-cell>
          <table:table-cell table:style-name="ce12" office:value-type="string" calcext:value-type="string">
            <text:p><text:span text:style-name="T279">Lakarra, Joseba A. 1999. </text:span><text:span text:style-name="T280">L’Interprect ou traduction du françois, espagol &amp; basque</text:span><text:span text:style-name="T279"> (~ 1620): II. Elkarrizketak. </text:span><text:span text:style-name="T281">International Journal of Basque Linguistics and Philology </text:span><text:span text:style-name="T282">[</text:span><text:span text:style-name="T283">ASJU</text:span><text:span text:style-name="T282">] 33(2). 493</text:span><text:span text:style-name="T284">–</text:span><text:span text:style-name="T28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52">Voltoire’s </text:span><text:span text:style-name="T4">L’Interprect ou traduction du françois, espagnol &amp; basque</text:span><text:span text:style-name="T3"> (1620)</text:span></text:p>
          </table:table-cell>
          <table:table-cell table:style-name="ce12" office:value-type="string" calcext:value-type="string">
            <text:p><text:span text:style-name="T279">Lakarra, Joseba A. 1999. </text:span><text:span text:style-name="T280">L’Interprect ou traduction du françois, espagol &amp; basque</text:span><text:span text:style-name="T279"> (~ 1620): II. Elkarrizketak. </text:span><text:span text:style-name="T281">International Journal of Basque Linguistics and Philology </text:span><text:span text:style-name="T282">[</text:span><text:span text:style-name="T283">ASJU</text:span><text:span text:style-name="T282">] 33(2). 493</text:span><text:span text:style-name="T284">–</text:span><text:span text:style-name="T28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52">Voltoire’s </text:span><text:span text:style-name="T4">L’Interprect ou traduction du françois, espagnol &amp; basque</text:span><text:span text:style-name="T3"> (1620)</text:span></text:p>
          </table:table-cell>
          <table:table-cell table:style-name="ce12" office:value-type="string" calcext:value-type="string">
            <text:p><text:span text:style-name="T279">Lakarra, Joseba A. 1999. </text:span><text:span text:style-name="T280">L’Interprect ou traduction du françois, espagol &amp; basque</text:span><text:span text:style-name="T279"> (~ 1620): II. Elkarrizketak. </text:span><text:span text:style-name="T281">International Journal of Basque Linguistics and Philology </text:span><text:span text:style-name="T282">[</text:span><text:span text:style-name="T283">ASJU</text:span><text:span text:style-name="T282">] 33(2). 493</text:span><text:span text:style-name="T284">–</text:span><text:span text:style-name="T282">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53">Beriain’s </text:span><text:span text:style-name="T254">Tratado de como se ha de oyr missa</text:span><text:span text:style-name="T255"> (1621)</text:span></text:p>
          </table:table-cell>
          <table:table-cell table:style-name="ce12" office:value-type="string" calcext:value-type="string">
            <text:p><text:span text:style-name="T267">Beriain, Juan. 1621. </text:span><text:span text:style-name="T269">Tratado de como se ha de oyr missa</text:span><text:span text:style-name="T285">.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53">Axular’s </text:span><text:span text:style-name="T254">Gero</text:span><text:span text:style-name="T255">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7">Kapanaga, Martin O. 1656. </text:span><text:span text:style-name="T269">Exposición breue de la doctrina christiana</text:span><text:span text:style-name="T285">.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86">Oihenart, Arnaud. 2003 </text:span><text:span text:style-name="T287">[1657]</text:span><text:span text:style-name="T286">. </text:span><text:span text:style-name="T288">Euskal atsotitzak eta neurtitzak</text:span><text:span text:style-name="T289">.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7">Oihenart, Arnaud. 2003 </text:span><text:span text:style-name="T264">[1657]</text:span><text:span text:style-name="T263">. </text:span><text:span text:style-name="T265">Euskal atsotitzak eta neurtitzak</text:span><text:span text:style-name="T266">.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6">Oihenart, Arnaud. 2003 </text:span><text:span text:style-name="T287">[1657]</text:span><text:span text:style-name="T286">. </text:span><text:span text:style-name="T288">Euskal atsotitzak eta neurtitzak</text:span><text:span text:style-name="T28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6">Oihenart, Arnaud. 2003 </text:span><text:span text:style-name="T287">[1657]</text:span><text:span text:style-name="T286">. </text:span><text:span text:style-name="T288">Euskal atsotitzak eta neurtitzak</text:span><text:span text:style-name="T28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6">Oihenart, Arnaud. 2003 </text:span><text:span text:style-name="T287">[1657]</text:span><text:span text:style-name="T286">. </text:span><text:span text:style-name="T288">Euskal atsotitzak eta neurtitzak</text:span><text:span text:style-name="T289">.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56">Tartas’ </text:span><text:span text:style-name="T257">Onsa hilceco bidia</text:span><text:span text:style-name="T258"> (1666)</text:span></text:p>
          </table:table-cell>
          <table:table-cell table:style-name="ce12" office:value-type="string" calcext:value-type="string">
            <text:p><text:span text:style-name="T14">Tartas, Ioan. 1666 </text:span><text:span text:style-name="T271">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1">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56">(18) [present participle + </text:span><text:span text:style-name="T257">izan</text:span><text:span text:style-name="T258">]</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59">Otxoa de Arin’s </text:span><text:span text:style-name="T260">Doctrina christianaren explicacioa</text:span><text:span text:style-name="T261"> (1713)</text:span></text:p>
          </table:table-cell>
          <table:table-cell table:style-name="ce9" office:value-type="string" calcext:value-type="string">
            <text:p><text:span text:style-name="T290">Otxoa de Arin, Joseph. 1902 </text:span><text:span text:style-name="T291">[1713]. </text:span><text:span text:style-name="T292">Doctrina christianaren explicacioa</text:span><text:span text:style-name="T291">.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53">Xurio’s </text:span><text:span text:style-name="T254">Jesu-Christoren imitacionea</text:span><text:span text:style-name="T255"> (1720)</text:span></text:p>
          </table:table-cell>
          <table:table-cell table:style-name="ce12" office:value-type="string" calcext:value-type="string">
            <text:p><text:span text:style-name="T14">Xurio, Mixel. 1872 </text:span><text:span text:style-name="T270">[1720]. </text:span><text:span text:style-name="T271">Jesu-Christoren imitacionea</text:span><text:span text:style-name="T270">.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59">Barrutia’s </text:span><text:span text:style-name="T260">Acto para la Noche Buena</text:span><text:span text:style-name="T261">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2">–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3">Elizalde, Francisco. 1735. </text:span><text:span text:style-name="T294">Apezendaco dotrina christiana uscáras</text:span><text:span text:style-name="T29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3">Elizalde, Francisco. 1735. </text:span><text:span text:style-name="T294">Apezendaco dotrina christiana uscáras</text:span><text:span text:style-name="T29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3">Elizalde, Francisco. 1735. </text:span><text:span text:style-name="T294">Apezendaco dotrina christiana uscáras</text:span><text:span text:style-name="T295">.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96">Urkizu, Diego de. 1737. </text:span><text:span text:style-name="T297">Virgina Santissimien Errosario Santuena</text:span><text:span text:style-name="T298">.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52">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6"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6"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6"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6"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6"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6"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52">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6"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6"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6"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6"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2">–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6"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53">Kardaberaz’ </text:span><text:span text:style-name="T254">Eusqueraren berri onac</text:span><text:span text:style-name="T255"> (1761)</text:span></text:p>
          </table:table-cell>
          <table:table-cell table:style-name="ce12" office:value-type="string" calcext:value-type="string">
            <text:p>Kardaberaz, Agustin. 2004 [1761]. <text:span text:style-name="T299">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96">Gómez, Ricardo. 1991. Erronkarierazko dotrina argitaragabe bat: Edizioa eta azterketa. </text:span><text:span text:style-name="T300">International Journal of Basque Linguistics and Philology</text:span><text:span text:style-name="T301"> [ASJU] Special Issue 14(1). 375</text:span><text:span text:style-name="T302">–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2">–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3">Kamino, Peio &amp; Patxi Salaberri. 2006. Luzaideko eta Ondarrolako hiru gutun. </text:span><text:span text:style-name="T304">Fontes Linguae Vasconum</text:span><text:span text:style-name="T305"> 101. 95</text:span><text:span text:style-name="T302">–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306">Estornés Lasa, José. 1984. Mendigatxa’k Azkue’ri kartak (1902-1916) eta Erronkari’ko uskaratik utzulpen ta goarpenak. </text:span><text:span text:style-name="T307">Fontes Linguae Vasconum</text:span><text:span text:style-name="T308"> 43. </text:span><text:span text:style-name="T309">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2">–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Asi ziran, ostera, kanpai astunak torre zaarrean eta orduan </text:span><text:span text:style-name="T121">agertu ziran</text:span><text:span text:style-name="T120">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Giltzak edegi zituen edegi. Urik, orraitiño, ez </text:span><text:span text:style-name="T73">zan</text:span><text:span text:style-name="T72"> mutur zilloetatik </text:span><text:span text:style-name="T73">agertzen</text:span><text:span text:style-name="T72">,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zken txoriak ziran unekada aretan </text:span><text:span text:style-name="T73">agertuten ziranak</text:span><text:span text:style-name="T72">,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Une orretan </text:span><text:span text:style-name="T73">agertzen ziran</text:span><text:span text:style-name="T72">,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kanor-en argumentuan indarra zala, ala euren ikasteko gogorik eza zala, beingoan </text:span><text:span text:style-name="T73">jarri ziran</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etako aterik asko zabal egozan, ziran giñoan; errietan, orrelako esturetan alkarri laguntzeko </text:span><text:span text:style-name="T73">agertu</text:span><text:span text:style-name="T72"> oi </text:span><text:span text:style-name="T73">dan</text:span><text:span text:style-name="T72">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Orma sendo ta goiti luzeak zituan baratz arek, eta inguruko bidean, bada ezpada, zer gertauko, albomutil erazko eta aiutuak izatea, zuur </text:span><text:span text:style-name="T203">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ldaba-otsak </text:span><text:span text:style-name="T73">asi ziran</text:span><text:span text:style-name="T72">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Lanbide au ez zan bakarra eurentzat, ain zuzen; bakotxaren ogipide ta jardunak zituen lanburutzat, eta orrezaz ganerakoa zan errian </text:span><text:span text:style-name="T73">sortu zeitekezan</text:span><text:span text:style-name="T72">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 zaarrak egin eban berea, uriko uradarrak, bear zan lez, gertu baiño leen. Sua, berez berez, makaldu, alpertu eta </text:span><text:span text:style-name="T73">itxungi</text:span><text:span text:style-name="T72"> egin </text:span><text:span text:style-name="T73">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kasle atzera oneek zituan Nikanor-ek gogoko. Azken-unean ipiñi lakirioa eta orduantxe, geldi ta bare, bertan beera </text:span><text:span text:style-name="T73">lotzen ziranak</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Kontuak egin-ala, autuan ziarduela, ondo jantziriko gazte bat </text:span><text:span text:style-name="T73">sartu zan</text:span><text:span text:style-name="T72">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Biar arte, laztana, eta ez lan larregirik egin, alperrik </text:span><text:span text:style-name="T73">galdu</text:span><text:span text:style-name="T72"> ez </text:span><text:span text:style-name="T73">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Nikanor, barriren barri, Tutulu-ren dendara </text:span><text:span text:style-name="T73">sartu zan</text:span><text:span text:style-name="T72">.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Tutulu-neko dendara </text:span><text:span text:style-name="T73">sartu zan</text:span><text:span text:style-name="T72">,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120">Mihisea zabaldua ikusiz geroz, berehala </text:span><text:span text:style-name="T121">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ne emaztearekin ez </text:span><text:span text:style-name="T73">naiz</text:span><text:span text:style-name="T72"> sekulan </text:span><text:span text:style-name="T73">samurtzen</text:span><text:span text:style-name="T72">.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Gau bat eta egun bat oraino gure amets ederrak betikotz </text:span><text:span text:style-name="T121">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Martina </text:span><text:span text:style-name="T203">ateratzen da</text:span><text:span text:style-name="T202">.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4">Betiri </text:span><text:span text:style-name="T205">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Sar zaite</text:span><text:span text:style-name="T72">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Milesker hari ere aintzinetik… </text:span><text:span text:style-name="T207">(</text:span><text:span text:style-name="T208">Ateratzen da</text:span><text:span text:style-name="T207">)</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So bat ematerat noa mendiari, ikusteko gure mutiko </text:span><text:span text:style-name="T209">hori nontsu den bere ardiekin! </text:span><text:span text:style-name="T207">(</text:span><text:span text:style-name="T208">Ateratzen da</text:span><text:span text:style-name="T207">) </text:span><text:span text:style-name="T209">Aintzurra hartzen </text:span><text:span text:style-name="T72">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Ho, jaun erretora, ez dakizu nola bihotza punpaka</text:span><text:span text:style-name="T73"> lotu zaitan</text:span><text:span text:style-name="T72">,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Puska horiek dira Jainkoari eskainiak eta sakratuak. Ez </text:span><text:span text:style-name="T73">dira</text:span><text:span text:style-name="T72"> gure etxetik </text:span><text:span text:style-name="T73">aterako</text:span><text:span text:style-name="T72">,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ta jaun bikarioa zer </text:span><text:span text:style-name="T200">bilakatu da</text:span><text:span text:style-name="T199">?</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Gero, xutiturik emeki </text:span><text:span text:style-name="T203">ateratzen da</text:span><text:span text:style-name="T202">,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72">Ana </text:span><text:span text:style-name="T73">agertzen da</text:span><text:span text:style-name="T72">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Apur baten buruan </text:span><text:span text:style-name="T203">agertzen da</text:span><text:span text:style-name="T202">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zpiritu-amodioak du bakarrik iraupena. Izpiritu amodioz betikotz josia </text:span><text:span text:style-name="T73">gelditzen naiz</text:span><text:span text:style-name="T72">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gar egiten dut, bainan bozkariotan nago ikusiz zure fedearen fermutasuna. Apur batentzat </text:span><text:span text:style-name="T73">gira</text:span><text:span text:style-name="T72"> elgarrenganik </text:span><text:span text:style-name="T73">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Dena duk ean lur ziloan </text:span><text:span text:style-name="T200">suntsitzen den</text:span><text:span text:style-name="T199">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oizbait </text:span><text:span text:style-name="T205">mintzatzen da</text:span><text:span text:style-name="T204">, hitzak nigarrekin aldizkatuz) </text:span><text:span text:style-name="T209">Ba, ttantta eta osaba!… Nere senarra, tirokatu </text:span><text:span text:style-name="T207">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ta </text:span><text:span text:style-name="T73">oroit hadi</text:span><text:span text:style-name="T72">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z nian sekulan asmatuko ere, senar-emaztegai batzu hola </text:span><text:span text:style-name="T73">mintza zitezkela</text:span><text:span text:style-name="T72">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2">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50">An egon ze denbora puxka bat, eta ezagutu zue izen bear zuen bere andregaia. Ongi ezagutu zuelaik, Mariano Merzedesekin </text:span><text:span text:style-name="T19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n eben zazpi umeak Iruñen sortu eta aziak zire eta denak irakasleak </text:span><text:span text:style-name="T76">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0">Bi ilabete ebetan geiago elizan, baño ezin elizara juan etxean gelditzen zirenak, etxean </text:span><text:span text:style-name="T211">ematen ze</text:span><text:span text:style-name="T212"> arrosarioa eta gibeletik amar bat </text:span><text:span text:style-name="T213">aitegurea </text:span><text:span text:style-name="T214">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i ez dut uste ainbertze otoitz </text:span><text:span text:style-name="T190">egiten dela</text:span><text:span text:style-name="T150">,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urra aski buluxia da eta ain ongi </text:span><text:span text:style-name="T76">ikusten da</text:span><text:span text:style-name="T34">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nbara berean dago Mariano eta Merzedesen irudi bat. Mariano berak egina ixpildu batekin. Andreak </text:span><text:span text:style-name="T76">ezagutzen da</text:span><text:span text:style-name="T34">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Teodoro Nabaz Huizi zue izen eta abizenak eta bere aita eta ama zire Goizuetakoak, jende onak denak. Juan eta Leoni </text:span><text:span text:style-name="T76">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 ebek izen zuzte iru seme eta zazpi alaba. </text:span><text:span text:style-name="T76">Deitzen zire</text:span><text:span text:style-name="T34">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duen etze biribilik eta zaldiek errestatzen zute zalgurdi edo kotxe </text:span><text:span text:style-name="T76">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17">deitzen </text:span><text:span text:style-name="T76">dena</text:span><text:span text:style-name="T34">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Emakume sandu onek lau iraspen seurik egin zitue, </text:span><text:span text:style-name="T216">cantinas escolares </text:span><text:span text:style-name="T217">deitzen </text:span><text:span text:style-name="T76">dena</text:span><text:span text:style-name="T34">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0">deitzen </text:span><text:span text:style-name="T221">dena</text:span><text:span text:style-name="T222">,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text:span><text:span text:style-name="T224">deitzen den</text:span><text:span text:style-name="T222">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Indartasun aundi orrek anitz erakusten digu eta berdin </text:span><text:span text:style-name="T190">aurkitzen de</text:span><text:span text:style-name="T150">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34">Seurik beretan </text:span><text:span text:style-name="T76">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Bi ilabete ebetan geiago elizan, baño ezin elizara juan etxean </text:span><text:span text:style-name="T190">gelditzen zirenak</text:span><text:span text:style-name="T150">, etxean </text:span><text:span text:style-name="T225">ematen ze arrosarioa eta gibeletik amar bat </text:span><text:span text:style-name="T226">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i egia da eta aurrak asperturik lo </text:span><text:span text:style-name="T76">gelditzen zire</text:span><text:span text:style-name="T34">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meak gazteago </text:span><text:span text:style-name="T76">il zire</text:span><text:span text:style-name="T34">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ragarrilleain ondar egunean, ilundu ondoan deitu zute atera eta nere aite </text:span><text:span text:style-name="T76">atera ze</text:span><text:span text:style-name="T34">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Nere amak aur onei eman zio bularra ogeite lau ilabetez eta </text:span><text:span text:style-name="T76">gelditu zen</text:span><text:span text:style-name="T34">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text:span><text:span text:style-name="T228">il zen</text:span><text:span text:style-name="T227">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il zen minuto berean erran omen zio bere lagunari: nere semea </text:span><text:span text:style-name="T228">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text:span><text:span text:style-name="T190">da il</text:span><text:span text:style-name="T150">,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da il,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text:span><text:span text:style-name="T232">iautsi zelaik</text:span><text:span text:style-name="T231">, bere senarra an bere bila etorria, erran zio: Teodoro, gure seme Mariano </text:span><text:span text:style-name="T233">il da</text:span><text:span text:style-name="T231">?</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bere lagunak eta bere etxean </text:span><text:span text:style-name="T76">gelditu zire</text:span><text:span text:style-name="T34">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Denbora ontan </text:span><text:span text:style-name="T234">gelditu ze</text:span><text:span text:style-name="T215">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deitzen den tokira, eta mendira bear duena Zudairera, osasunez </text:span><text:span text:style-name="T224">bete daitzen</text:span><text:span text:style-name="T222">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ño ez nue sei urteik eta </text:span><text:span text:style-name="T190">oroitzen naiz</text:span><text:span text:style-name="T150">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mar urtetaik amabietara urbil erran zio aurrak nere aitari: aita ez </text:span><text:span text:style-name="T76">naiz oroitzen</text:span><text:span text:style-name="T34">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au, 1909garren urtean astronomo Turkiatar batek teleskopioz bein uts-utsean <text:span text:style-name="T1">ikusia iza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Bere mailan ezarririk, bridge, golf, politika ta lepo-kibizte, korbatatzaz gure alkar.izketa <text:span text:style-name="T1">jardu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B 612’ren aipamen, ospea jaretsi naian, zorionez azkenean Turkiatar jauntzar batek, bere erritarrak europatar antzera <text:span text:style-name="T1">jantzi eitezela</text:span>, indarrez beartu eba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Ondoren, <text:span text:style-name="T1">mugidu</text:span> ezin <text:span text:style-name="T1">diran</text:span> ezkero, sei ilebete luze egoste, eio-aldiak irauntzen dautsan bitartean, lo egoten dira</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urakan dodazan eritxiak larregi ez <text:span text:style-name="T1">dira aldatu</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 ain bidezko, zentzuduna ezagutu ebalako, gure adiñeko gizona guztiz pozik, alai <text:span text:style-name="T1">geratz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motorrean zerbait apurtu, <text:span text:style-name="T1">e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txuaren erantzuna entzutean, osoz arritu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text:span text:style-name="T1">alaitzen zala</text:span> ikusirik, oso arrituta geratu nint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alaitzen zala ikusirik, oso arritut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ain txikia… Begira, aditu eizu! Lo <text:span text:style-name="T1">geratu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uzaro iraun eban amets-zoro baten <text:span text:style-name="T1">murgild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ndoren sakelatik artxoa atera ta bere atxorratzaz so-egiten <text:span text:style-name="T1">barnerat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ndik zatoz, gizontxu? Zure etxe, egoitza, non <text:span text:style-name="T1">geratzen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ña lotzen ez ba dozu, edozein lekutara joan eta <text:span text:style-name="T1">galduko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1">Bai, ue artu zuenen, ue </text:span><text:span text:style-name="T233">libratuko</text:span><text:span text:style-name="T231"> men </text:span><text:span text:style-name="T233">tzan</text:span><text:span text:style-name="T231"> bat e ezen zeai pae; baiño ango nazionalidaden sartuta, ta ango zeakiñ ezkonduta, ango familikiñ sartuta, o ol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5">Gurea, esaten do ango izketea, lenguajea, ikasi zolako </text:span><text:span text:style-name="T236">defendittu zal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a ortan <text:span text:style-name="T1">defendittu zala</text:span>. Baiño ikuste men tzon, an bee bizi guztiako zeukela geldittu bearra gelditzen balimaz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5">Euzkikiñ </text:span><text:span text:style-name="T236">giatzen</text:span><text:span text:style-name="T235"> men </text:span><text:span text:style-name="T236">tzan</text:span><text:span text:style-name="T235"> nun tzeo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7">Alakoxe joeran, goizen gosaitteko mendi punta batea </text:span><text:span text:style-name="T238">azaldu</text:span><text:span text:style-name="T237"> men </text:span><text:span text:style-name="T238">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i, ikasteko oso burue ona zon, ta jotzeko re poliki </text:span><text:span text:style-name="T236">moldatzen 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erropatan e ez. Ordun etzan labadoraik eta ezer e. Urdun, asten beiñ </text:span><text:span text:style-name="T240">aldatzen tziñen</text:span><text:span text:style-name="T239">, e; eo bi aldiz, geiau ez</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i, billerea </text:span><text:span text:style-name="T236">itten tzan</text:span><text:span text:style-name="T235"> d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Atotxan e, Donostiñ, izan giñen gu. Urdun udaberriñ </text:span><text:span text:style-name="T240">itten tzan</text:span><text:span text:style-name="T239"> zea oi “dia de la patria” o aberri eun oi</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tzokiñ? Bai, bai; oaiñ </text:span><text:span text:style-name="T236">itten dien</text:span><text:span text:style-name="T235">, oaingo estiloa. Tabernea ta dana itten tzona 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Ta eguardin babarrunea sesiñekiñ eosita; babarrunea ta azak </text:span><text:span text:style-name="T240">jaten tzien</text:span><text:span text:style-name="T239">, eta berriketa gutxi</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12">Et</text:span><text:span text:style-name="T241">zan aldatzen</text:span> oain bezela eunero. Bestela nola garbittu oaiñ aiñe arropa eskut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Oiko arropea re, eztait iru asteti beiñ eo ola </text:span><text:span text:style-name="T236">garbitzen 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Eta pillea juntatzen tzan ordun e, dana eskuz. Len-lenau <text:span text:style-name="T1">itten tzan</text:span> arropea, telea etxen tejitzen tzan, eune</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Eta pillea juntatzen tzan ordun e, dana eskuz. Len-lenau itten tzan arropea, telea etxen <text:span text:style-name="T1">tejitzen tzan</text:span>, eune</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Oita amar bat igoal <text:span text:style-name="T1">bilduko giñen</text:span>. Maistrea Eizmendikoa zeon, Margarita; zean aizpa, or badau Zubeldia, oaiñ alkate eo, orren aman aizp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a ortan defendittu zala. Baiño ikuste men tzon, an bee bizi guztiako zeukela geldittu bearra <text:span text:style-name="T1">gelditzen</text:span> <text:span text:style-name="T1">balima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i-iru zaldibitarrak e ba men tzittun, baiño ak e ematen tzien tratukiñ an </text:span><text:span text:style-name="T240">ill</text:span><text:span text:style-name="T239"> emen </text:span><text:span text:style-name="T240">tzi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text:span><text:span text:style-name="T240">jetsi</text:span><text:span text:style-name="T239"> men </text:span><text:span text:style-name="T240">tzan</text:span><text:span text:style-name="T239"> itsaso bera, eta itsasadarra kruzau ezkeo, Espaiñikin ondo zeukenak; pasatu ezkeo ak ekarriko zuela bazekiñ</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Eta eunsentiako, laar bateti bera itsas-baztarrea </text:span><text:span text:style-name="T236">jetsi</text:span><text:span text:style-name="T235"> men </text:span><text:span text:style-name="T236">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eiñ alderdi bateti ta bein besteti emanez, juxtu-juxtu beste alderdiaiño </text:span><text:span text:style-name="T240">pasa zan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aiño beste alderdia pasa ezkeo, espaiñolak ezpaiño Espaiñin faborez zean tzerenak men tzeuzken sóldaduk; eta aata </text:span><text:span text:style-name="T240">pasa</text:span><text:span text:style-name="T239"> men </text:span><text:span text:style-name="T240">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Gerra </text:span><text:span text:style-name="T236">ata zan</text:span><text:span text:style-name="T235">, eta gero gerra eaman giñutz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ala jun giñen, eta komandante oi </text:span><text:span text:style-name="T240">ata zan</text:span><text:span text:style-name="T239">, eta Resti zan orrek esan tzion, bueno, nekiñ nola zeuken asunto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Eta gero emakumek e <text:span text:style-name="T1">jarri zien</text:span>, ba; eta emakumentzat jarri ue, ta geo gu pasa giñen gizonezkok Joxepane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Eta gero emakumek e jarri zien, ba; eta emakumentzat jarri ue, ta geo gu <text:span text:style-name="T1">pasa giñen</text:span> gizonezkok Joxepane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Emen gerra </text:span><text:span text:style-name="T236">moittu zan</text:span><text:span text:style-name="T235"> garaiñ, gu zeatu giñen, erriri eze pasa etzeiñ</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ortzen tzien ba Beasindi ta onutza; ta alkate zeon ordun, Muertzako Joan tzana zeon. Ta ue </text:span><text:span text:style-name="T240">atatzen tzan</text:span><text:span text:style-name="T239">, ta danak bialtzen tzittu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9">Eskerrak; emen zerbaitt </text:span><text:span text:style-name="T240">pasatu baldimazan</text:span><text:span text:style-name="T239">… danak ilko giñuzt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7">San Joanetan makala ekartze gendun. San Joan bezpera gauen, koadrillea </text:span><text:span text:style-name="T238">biltze giñen</text:span><text:span text:style-name="T237"> eta makala ekartze gendu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Ta goizen, beintzat, taloa ta esnea; eta andik ondo jan ezkeo ondo </text:span><text:span text:style-name="T240">geatzen tziñ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42">Ni </text:span><text:span text:style-name="T243">bainitzen</text:span><text:span text:style-name="T242">..., aite frantzesa nuen nik, “subdito frances” </text:span><text:span text:style-name="T243">deitze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Bai, bai, ta gero, hola hasi nitzen ta </text:span><text:span text:style-name="T240">jarri nitzen</text:span><text:span text:style-name="T239"> jotzen ere polliki</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z, nire ama’ut bakarrik, bakarrik dago gaixoa ta nahiao dut bertze gauze guziek baño etxera gan ama laguntzeko”… ta halaxe </text:span><text:span text:style-name="T240">enitzen gelditu</text:span><text:span text:style-name="T239"> banda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44">Gañera nik izena suertia, gerra denbora zen ta gerran, gerraingetik ezpazen ni </text:span><text:span text:style-name="T245">enintzen</text:span><text:span text:style-name="T246"> soldadue </text:span><text:span text:style-name="T245">i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text:span text:style-name="T1">atra dir</text:span>e txistulariek, atra die atabalariek, atra dire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text:span text:style-name="T1">atra die</text:span> atabalariek, atra dire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atra die atabalariek, <text:span text:style-name="T1">atra dire</text:span>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atra die atabalariek, atra dire harginek, <text:span text:style-name="T1">atra dire</text:span>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a, hori entzunda, gaztaia jateko pozik <text:span text:style-name="T1">para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urrengo egunean, orduan be eguraldi ona egiten eban eta, bidean <text:span text:style-name="T1">jarri ziran</text:span> atzera otsoa eta azeri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ako baten azeriak igoten dau erreka ganeko munera, eta handik adi <text:span text:style-name="T1">paretan da</text:span>, zain otsoa noiz itoko</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hori entzunaz batera, alabeak alde egin eban eta Anbotomendin <text:span text:style-name="T1">parau zan</text:span> biziten harik aurrera, hango kobazulo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Gehienetan andrearen gorputzagaz eta aurpegiagaz irudikatu izan da, dotore jantzita gehienetan gorriz, zuhaitz edo suzko andra modura bere </text:span><text:span text:style-name="T1">agertzen da</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zeri malmutzak baekian gari-jotzaileentzat gatzatua <text:span text:style-name="T1">prestetan zala</text:span> baserri-etxeetan, eta, begiak zuhur eta belarriak adi, bila ebile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ehienetan andrearen gorputzagaz eta aurpegiagaz <text:span text:style-name="T1">irudikatu</text:span> izan <text:span text:style-name="T1">da</text:span>, dotore jantzita gehienetan gorriz, zuhaitz edo suzko andra modura bere agertzen d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zaharra sinestu-sinestu eginda <text:span text:style-name="T1">geratu zan</text:span>, eta hor doaz biak harantz</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ba! Uragaz <text:span text:style-name="T1">nahastau</text:span> egingo <text:span text:style-name="T1">zan</text:span>, badakizu gaztai freskoa biguna izaten dana et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ria jota egoan zelkura <text:span text:style-name="T1">hurreratu zir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ori <text:span text:style-name="T1">sartu da</text:span> errekan eta hasi da uger bere zakutzarra aldean dauel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na amak be izan eban horren barri, eta ondo gobernauta egoala jakin ebanean, Anbotomendira <text:span text:style-name="T1">zuzend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150">Harrittu zidan gauz bat, astian beiñ edo euskaldun batzuk </text:span><text:span text:style-name="T190">elkartzen giñ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7">Ba Oyártzunen </text:span><text:span text:style-name="T248">esáten dà</text:span><text:span text:style-name="T247">... ba.... “duk”!</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text:span text:style-name="T1">egiten tzen</text:span> erè, ez aimbestè, baña itz iten tze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egiten tzen erè, ez aimbestè, baña itz <text:span text:style-name="T1">iten tz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eo Doníbane dagò pixkat aldunt zago erá beràn eta diférente </text:span><text:span text:style-name="T73">eg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mén násketa zuka, ika eta... oráindik erè Zumailekútan basérritàn </text:span><text:span text:style-name="T73">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Oyárt zungoàk doñua dáuka, doñu beréziyà... azkarro… azkárragò itz </text:span><text:span text:style-name="T73">eíten dà</text:span><text:span text:style-name="T72">, ika géyenè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k e bài ite’itugù betezko akatxik gramátikàlak onártuak dáudenàk, ondo bezelà, olá itz </text:span><text:span text:style-name="T73">eíten dàlako</text:span><text:span text:style-name="T72"> em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a an egondu giñan, ba eztait pa, sei illabete olakon bat, geo <text:span text:style-name="T1">bueltatu giñen</text:span> baño attak nunbait bezela lan eondu z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150">Gero urte astean, gauzak </text:span><text:span text:style-name="T190">aldatu zitziren</text:span><text:span text:style-name="T150"> baño urte oyetan nere oroit zapenak nei mingotx oi di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rá bereàn indústria </text:span><text:span text:style-name="T73">sartu zèn</text:span><text:span text:style-name="T72"> gure erría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k... berréskuratù degù... ba basérritarrekìn ízketàn ta au... ta au dà... berréskuratzèn ta or iruitzen daláko numbait eta or </text:span><text:span text:style-name="T73">atératz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ta klaro pent satu bear duzù beláuni àsko eméngo zenén Oréetako ikástolatìk </text:span><text:span text:style-name="T73">pasa dià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2" office:value-type="string" calcext:value-type="string">
            <text:p>Ai nintzán amésten txikítako jolásekìn eta nola <text:span text:style-name="T1">iyótzen níntzen</text:span> arbóletarà</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9">Lo gútxitàn edo ya ia galtzen ari naizèla eta olá </text:span><text:span text:style-name="T240">geldítu nàiz</text:span><text:span text:style-name="T239"> seinsue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9">Langille orrekìn tropézu egín dùt eta erori egín:àiz bañan bueno </text:span><text:span text:style-name="T250">altxatu nàiz</text:span><text:span text:style-name="T249">, korrika júan nài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rea da bigarren beláunaldià ta ... ni </text:span><text:span text:style-name="T73">goatzen naiz</text:span><text:span text:style-name="T72"> gu... ba... nola itz egíten genùn l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7">Ordúan euskálkia... eta ni </text:span><text:span text:style-name="T248">guatzen naz</text:span><text:span text:style-name="T247">, adíbidèz, guk ayó esáte genù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7">Ordúan alako batean </text:span><text:span text:style-name="T248">goátzen naiz</text:span><text:span text:style-name="T247"> Anjel Marík esán tzialà “Agur Jo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2">–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ente xümeen lagüntzea, hori ene helbürüa Eüskal Herriko deretxoak, <text:span text:style-name="T1">izan ditian azkartüak</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Frantziako erregeaz, <text:span text:style-name="T1">niz ohoratürik izan</text:span> Dütüdalarik langile, berrehun bat ontziet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Züek Garat bi anaiak, Parise jarraikiz hola Saldükeria bat bezala, <text:span text:style-name="T1">zidee</text:span> gütarik <text:span text:style-name="T1">ikusi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Domingok bere emaztegeiaren ezagütza egiten dü. Bi etxekoen, gustükoa da, berehala <text:span text:style-name="T1">ezkon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inkoaren aitzinean Betikoz <text:span text:style-name="T1">gira jüntatzen</text:span> Zinez dügü hitze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bokatü ageria, han züan esküalatü, Emaztea ezagütü, Bordelen <text:span text:style-name="T1">ziren kokatü</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gün gaitzak <text:span text:style-name="T1">sortü ziren</text:span>, Lapurdiko jenteentako Landesetarat haizatürik, milako bat da zentüko</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bentik joaitea, orai <text:span text:style-name="T59">da hüilantü</text:span> Bihotza kargatürik, behar dit partit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niz</text:span> batere <text:span text:style-name="T1">debeatzen</text:span>, zurekilan laket nüz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akit zer düzün nahi, zure süak dü salatzen Ni ere zure ondoan, ez <text:span text:style-name="T1">niz</text:span> batere <text:span text:style-name="T1">debeatzen</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salerosleak, aisa <text:span text:style-name="T1">dira aberasten</text:span> Jente beltzak esklabotzat, dütüe üsü erabil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ki arrazakeria, gü beigira bühürtüko Gizonekilan batean, borrokan <text:span text:style-name="T1">gira sartüko</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esklabo salerospenek erregearen süstengia badüe, bena ere Elizarena; Aisha emazte Afrikanoa borrokan <text:span text:style-name="T1">sartzen da</text:span> hai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Kasü non zer erabaki, gütartetik <text:span text:style-name="T1">jelkiko den</text:span> Bardintarzünarekilan, oroit beti nunko gir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ik orain urte zonbait, ez <text:span text:style-name="T1">girela kürütxatzen</text:span> Bizi harroa gisala, dük Parisen era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alderdiak, Frantziako eta Eüskal Herriko ordezkariak harremanetan <text:span text:style-name="T1">sar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tzar huntarik uste düt, lege hon <text:span text:style-name="T1">sortüko dela</text:span> Eüskal Herriarentzat ere, eragin lüketenak</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Sartzen da</text:span> Diturbide, Üztaritzeko mezülaria, lau lege gizon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gira</text:span> hortan <text:span text:style-name="T1">eküratüko</text:span> Borroka dügü arrahartüko Geroarentzat egin bidea Gure haurrentzat Eüskal Herria</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Parise hiri nausialat, lehen bai lehen jin zitee Beste haütetsiekilan, oro <text:span text:style-name="T1">mintzatüko zidee</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epotik beheraxago 5 harrespil edo cromlech <text:span text:style-name="T1">ikertürik izan ziren</text:span>: harri biribilen erdiko kütxa batetan korpizki erraki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Eta eman zeiztan bi fotokopia. Horietan <text:span text:style-name="T1">agertzen zen</text:span> J. B. Orpustanen lan ba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idatzi zaharren irakurteko üsaintxa <text:span text:style-name="T1">agertzen zen</text:span> eta J. B. Orpustanek mereximentü handia züan idatzi hori irakurri eta oharrak herrokatü beitzüt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Manexen idatzi hortan Xiberoako bizkontea bere izenean mintzo da, ez <text:span text:style-name="T1">da</text:span> Lextarreko kargüdünik <text:span text:style-name="T1">agertz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farroako korteko 13 Errikonbreak <text:span text:style-name="T1">agertzen dira</text:span> ordüko taula batetan eta horietan <text:span text:style-name="T13">lehoa txütik</text:span> ikusten da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text:span text:style-name="T1">agertzen da</text:span>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Noizean behin harrespiletan biltzen ziren, zeremonia mota bat egiten züen, arrastoetarik hori </text:span><text:span text:style-name="T1">pentsa liteke</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Nafarroako korteko 13 Errikonbreak agertzen dira ordüko taula batetan eta horietan <text:span text:style-name="T13">lehoa txütik</text:span> <text:span text:style-name="T1">ikusten da</text:span>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agertzen da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ientako beste aldean zen herritarren jentetza <text:span text:style-name="T1">baratzen zen</text:span> <text:span text:style-name="T13">basa</text:span> eta <text:span text:style-name="T13">ez-jaki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sago <text:span text:style-name="T1">konprenitzen da</text:span> <text:span text:style-name="T13">vidimius</text:span> delakoaren idazleak okzitanieraz Xiberoako idatzien ützültzeko beharr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bañezen eta Casaubonen jakitateen ondoan ttipi <text:span text:style-name="T1">senditzen nintza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izean behin harrespiletan <text:span text:style-name="T1">biltzen ziren</text:span>, zeremonia mota bat egiten züen, arrastoetarik hori pentsa liteke</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inera bost harrespil bada, beraz bost familia, bost aria edo bost ibarretako jenteak hor <text:span text:style-name="T1">biltzen ziren</text:span>, eta bostak ver lek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ortara heltzeko üsü <text:span text:style-name="T1">bildü ziren</text:span>, eztabaida lüzeak eram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text:span text:style-name="T1">biltzen zen</text:span> jentea eta horrek antolatzen züan zeremonia asma ezina zaü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erregeak <text:span text:style-name="T1">hil ziren</text:span> eritarzünez Tunisen 1270. urte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text:span text:style-name="T1">ützül gitean</text:span> 1337ko hitzarmenen garaiala, hortaz argitarzün eman beitzüan Nussy Sain-Saëns legegizo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Feodalitatea, erran nahi beita lür eremü handien jabetze pribatüa eta esklabo edo serf delakoen erabiltea, Larrainen eta Santa Grazin baizik ez <text:span text:style-name="T1">zen sartü</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Ricardo Cierbide deitü nüan eta telefonoz goxoki <text:span text:style-name="T1">mintzatü gin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Sobera abila’uk <text:span text:style-name="T1">tronpatia izaiteko</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2) Non-finite passive participle</text:p>
          </table:table-cell>
          <table:table-cell office:value-type="string" calcext:value-type="string">
            <text:p>(8) [passive participle]</text:p>
          </table:table-cell>
          <table:table-cell table:style-name="ce13"/>
          <table:table-cell table:number-columns-repeated="16372"/>
        </table:table-row>
        <table:table-row table:style-name="ro1">
          <table:table-cell table:style-name="ce103" office:value-type="string" calcext:value-type="string">
            <text:p>Gizon hori Ameiketan <text:span text:style-name="T1">abeastu 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dos <text:span text:style-name="T1">jarzen badira</text:span>, ederk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lizan sartu orduko, ahuspez <text:span text:style-name="T1">emaiten zen</text:span> gure amatx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joan giten ungarria ateatzeat</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Eri den amain záintzeko <text:span text:style-name="T1">aldizkatuko gituk</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teietat joáiteko <text:span text:style-name="T1">antolatuko ziizte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haria <text:span text:style-name="T1">zarzen zen</text:span> ardietan buuilain zorzi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ndrena Mari ondoan <text:span text:style-name="T1">eraiten da</text:span> arb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aster <text:span text:style-name="T1">bururatuko da</text:span> abendo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o hetsiik ez<text:span text:style-name="T1">ta</text:span> uliik <text:span text:style-name="T1">sar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te’at huntan eri da; aian fite <text:span text:style-name="T1">sendatuko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i mozkorra da; ez<text:span text:style-name="T1">ta ahalgetzen</text:span>’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pe hortan ahuspeka <text:span text:style-name="T1">sartu nintza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uzuka árbola hartaik <text:span text:style-name="T1">airatu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or dezaun egia: leku huntan tomateak ez<text:span text:style-name="T1">tira unt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zinean ziin gizonak erran dako auzoa <text:span text:style-name="T1">hil del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mendik aitzina <text:span text:style-name="T1">entseatuko niz</text:span> zure kústeat jíte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diak ez<text:span text:style-name="T1">tira muitzen</text:span>, nun eztuten sendi akul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Ustez etzen izain, ta onddo’atzu <text:span text:style-name="T1">atea dira</text:span>, alaf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z auzoko Mari <text:span text:style-name="T1">gelditu zen</text:span> alargu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hortik, tresna hau hor sar dezat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Aldudetik <text:span text:style-name="T1">beexi zen</text:span> Urepele hemeetzigarren mend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xekoak <text:span text:style-name="T1">alegeratu dira</text:span> haurra sórz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ae haurrak <text:span text:style-name="T1">xoratzen dira</text:span> baatzean altxalilier begir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Eniz zahartuko</text:span>; eztut amentsik eite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alaitzin <text:span text:style-name="T1">mintzatuko gira</text:span> afera hortaz</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abatxiain bataioan <text:span text:style-name="T1">mintzatu ginen</text:span> apezaiki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32)</text:p>
          </table:table-cell>
          <table:table-cell table:number-columns-repeated="16383"/>
        </table:table-row>
        <table:table-row table:style-name="ro1">
          <table:table-cell office:value-type="string" calcext:value-type="string">
            <text:p>(continue collecting examples from Caset (2019: 67)</text:p>
          </table:table-cell>
          <table:table-cell table:number-columns-repeated="16383"/>
        </table:table-row>
        <table:table-row table:style-name="ro1">
          <table:table-cell office:value-type="string" calcext:value-type="string">
            <text:p>(continue collecting examples from Etxart (2019: 19)</text:p>
          </table:table-cell>
          <table:table-cell table:number-columns-repeated="16383"/>
        </table:table-row>
        <table:table-row table:style-name="ro1">
          <table:table-cell office:value-type="string" calcext:value-type="string">
            <text:p>(continue collecting examples from Saint-Exupéry (2002: 17)</text:p>
          </table:table-cell>
          <table:table-cell table:number-columns-repeated="16383"/>
        </table:table-row>
        <table:table-row table:style-name="ro1">
          <table:table-cell office:value-type="string" calcext:value-type="string">
            <text:p>(continue collecting examples from Del Rio (2009: 112)</text:p>
          </table:table-cell>
          <table:table-cell table:number-columns-repeated="16383"/>
        </table:table-row>
        <table:table-row table:style-name="ro1" table:number-rows-repeated="104711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Frutiger-LightCn" svg:font-family="Frutiger-LightCn" style:font-family-generic="swiss"/>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ouvenir-LightItalic" svg:font-family="Souvenir-LightItalic" style:font-family-generic="swiss"/>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Negrita" style:font-family-generic="roman" style:font-pitch="variable"/>
    <style:font-face style:name="Times New Roman3" svg:font-family="'Times New Roman'" style:font-adornments="Lodia" style:font-family-generic="roman" style:font-pitch="variable"/>
    <style:font-face style:name="Times New Roman4" svg:font-family="'Times New Roman', 'Times New Roman PS'" style:font-family-generic="roman"/>
    <style:font-face style:name="Times New Roman5" svg:font-family="'Times New 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20T19:25:47.702000000</dc:date>
    <meta:editing-duration>P2DT22H24M16S</meta:editing-duration>
    <meta:editing-cycles>1455</meta:editing-cycles>
    <meta:generator>LibreOffice/7.5.2.2$Windows_X86_64 LibreOffice_project/53bb9681a964705cf672590721dbc85eb4d0c3a2</meta:generator>
    <meta:document-statistic meta:table-count="1" meta:cell-count="15720" meta:object-count="0"/>
  </office:meta>
</office:document-meta>
</file>